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0000000A5BDB275C6AC47D0EF.png" manifest:media-type="image/png"/>
  <manifest:file-entry manifest:full-path="Pictures/10000201000002FC0000011997109D307D85D632.png" manifest:media-type="image/png"/>
  <manifest:file-entry manifest:full-path="Pictures/100002010000017C000001C2D19ADC03AA819BC8.png" manifest:media-type="image/png"/>
  <manifest:file-entry manifest:full-path="Pictures/10000201000002E2000001F544A94B24F2D04116.png" manifest:media-type="image/png"/>
  <manifest:file-entry manifest:full-path="Pictures/10000201000002A80000020B7AFA3603E4C0C216.png" manifest:media-type="image/png"/>
  <manifest:file-entry manifest:full-path="Pictures/10000201000003C9000002028723D02CCAFE30DD.png" manifest:media-type="image/png"/>
  <manifest:file-entry manifest:full-path="Pictures/1000020100000400000002E4A0BCF7D2201ED491.png" manifest:media-type="image/png"/>
  <manifest:file-entry manifest:full-path="Pictures/100002010000029500000166540F26ADA09C12F2.png" manifest:media-type="image/png"/>
  <manifest:file-entry manifest:full-path="Pictures/100002010000049C0000028DFA19BD3AB913B467.png" manifest:media-type="image/png"/>
  <manifest:file-entry manifest:full-path="Pictures/10000201000002980000026E636AEE41980878D2.png" manifest:media-type="image/png"/>
  <manifest:file-entry manifest:full-path="Pictures/10000201000004B5000002C10337C953CC4E78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6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7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8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9" style:family="paragraph" style:parent-style-name="Standard">
      <style:text-properties style:font-name="DejaVu Sans"/>
    </style:style>
    <style:style style:name="P10" style:family="paragraph" style:parent-style-name="Standard">
      <style:text-properties style:font-name="DejaVu Sans" officeooo:rsid="000a6259" officeooo:paragraph-rsid="000a6259"/>
    </style:style>
    <style:style style:name="P11" style:family="paragraph" style:parent-style-name="Standard">
      <style:text-properties style:font-name="DejaVu Sans" fo:font-weight="bold" style:font-weight-asian="bold" style:font-weight-complex="bold"/>
    </style:style>
    <style:style style:name="P12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3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4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style:font-name="DejaVu Sans"/>
    </style:style>
    <style:style style:name="P17" style:family="paragraph" style:parent-style-name="Heading_20_2">
      <style:text-properties style:font-name="DejaVu Sans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Standard" style:list-style-name="L1"/>
    <style:style style:name="P20" style:family="paragraph" style:parent-style-name="Standard">
      <style:text-properties fo:color="#55308d" loext:opacity="100%" style:font-name="DejaVu Sans" officeooo:rsid="0011cb77" officeooo:paragraph-rsid="0011cb77"/>
    </style:style>
    <style:style style:name="P21" style:family="paragraph" style:parent-style-name="Standard">
      <style:text-properties fo:color="#55308d" loext:opacity="100%" style:font-name="DejaVu Sans" officeooo:rsid="0012d73e" officeooo:paragraph-rsid="0012d73e"/>
    </style:style>
    <style:style style:name="P22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23" style:family="paragraph" style:parent-style-name="Standard">
      <style:text-properties officeooo:rsid="001824bd" officeooo:paragraph-rsid="001824bd"/>
    </style:style>
    <style:style style:name="P24" style:family="paragraph" style:parent-style-name="Standard">
      <style:text-properties officeooo:rsid="001a3a07" officeooo:paragraph-rsid="001a3a07"/>
    </style:style>
    <style:style style:name="P25" style:family="paragraph" style:parent-style-name="Standard">
      <style:text-properties officeooo:rsid="001b68b7" officeooo:paragraph-rsid="001b68b7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officeooo:rsid="001c2026" officeooo:paragraph-rsid="001c2026"/>
    </style:style>
    <style:style style:name="P28" style:family="paragraph" style:parent-style-name="Standard">
      <style:text-properties officeooo:rsid="001e0373" officeooo:paragraph-rsid="001e0373"/>
    </style:style>
    <style:style style:name="P29" style:family="paragraph" style:parent-style-name="Standard">
      <style:text-properties officeooo:rsid="001ea722" officeooo:paragraph-rsid="001ea722"/>
    </style:style>
    <style:style style:name="P30" style:family="paragraph" style:parent-style-name="Standard">
      <style:text-properties officeooo:rsid="001fc408" officeooo:paragraph-rsid="001fc408"/>
    </style:style>
    <style:style style:name="P31" style:family="paragraph" style:parent-style-name="Standard">
      <style:text-properties officeooo:rsid="00218d84" officeooo:paragraph-rsid="00218d84"/>
    </style:style>
    <style:style style:name="P32" style:family="paragraph" style:parent-style-name="Standard">
      <style:text-properties officeooo:paragraph-rsid="001e0373"/>
    </style:style>
    <style:style style:name="P33" style:family="paragraph" style:parent-style-name="Standard">
      <style:text-properties officeooo:rsid="0023348d" officeooo:paragraph-rsid="0023348d"/>
    </style:style>
    <style:style style:name="P34" style:family="paragraph" style:parent-style-name="Standard">
      <style:paragraph-properties fo:break-before="page"/>
      <style:text-properties officeooo:rsid="001824bd" officeooo:paragraph-rsid="001824bd"/>
    </style:style>
    <style:style style:name="P35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36" style:family="paragraph" style:parent-style-name="Standard">
      <style:paragraph-properties fo:break-before="page"/>
      <style:text-properties officeooo:rsid="001c2026" officeooo:paragraph-rsid="001c2026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h text:style-name="P16" text:outline-level="1">Kafka</text:h>
      <text:h text:style-name="P17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9"/>
      <text:p text:style-name="P14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9"/>
      <text:p text:style-name="P9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878599252" text:style-name="L1">
        <text:list-item>
          <text:p text:style-name="P19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19"><text:span text:style-name="T2">Single Kafka: </text:span><text:span text:style-name="Source_20_Text"><text:span text:style-name="T2">$DOCKER_HOST_IP:9092</text:span></text:span></text:p>
        </text:list-item>
        <text:list-item>
          <text:p text:style-name="P19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19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19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19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19"><text:span text:style-name="T2">Kafka Connect: </text:span><text:span text:style-name="Source_20_Text"><text:span text:style-name="T2">$DOCKER_HOST_IP:8083</text:span></text:span></text:p>
        </text:list-item>
        <text:list-item>
          <text:p text:style-name="P19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19"><text:span text:style-name="T2">KSQL Server: </text:span><text:span text:style-name="Source_20_Text"><text:span text:style-name="T2">$DOCKER_HOST_IP:8088</text:span></text:span></text:p>
        </text:list-item>
        <text:list-item>
          <text:p text:style-name="P19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19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9"/>
      <text:p text:style-name="P9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9"/>
      <text:p text:style-name="P9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9"/>
      <text:p text:style-name="P9"/>
      <text:p text:style-name="P9"/>
      <text:p text:style-name="P12">Install docker-compose</text:p>
      <text:p text:style-name="P2">sudo curl -L "https://github.com/docker/compose/releases/download/1.29.0/docker-compose-$(uname -s)-$(uname -m)" -o /usr/local/bin/docker-compose</text:p>
      <text:p text:style-name="P10"/>
      <text:p text:style-name="P2">sudo chmod +x /usr/local/bin/docker-compose</text:p>
      <text:p text:style-name="P10"/>
      <text:p text:style-name="P13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5">Describe the topics</text:p>
      <text:p text:style-name="P3">docker-compose exec broker kafka-topics --bootstrap-server localhost:9092 –describe</text:p>
      <text:p text:style-name="P3"/>
      <text:p text:style-name="P5">Describe a specific topic</text:p>
      <text:p text:style-name="P3">docker-compose exec broker kafka-topics --bootstrap-server localhost:9092 --describe --topic users</text:p>
      <text:p text:style-name="P3"/>
      <text:p text:style-name="P11">Describe all groups</text:p>
      <text:p text:style-name="P4">docker-compose exec broker kafka-consumer-groups --bootstrap-server localhost:9092 --describe --all-groups</text:p>
      <text:p text:style-name="P4"/>
      <text:p text:style-name="P6">Instantiate a Console Producer without a key</text:p>
      <text:p text:style-name="P4">docker-compose exec broker kafka-console-producer --bootstrap-server localhost:9092 --topic users</text:p>
      <text:p text:style-name="P4"/>
      <text:p text:style-name="P7">Instantiate a Console Producer with a key</text:p>
      <text:p text:style-name="P21">docker-compose exec broker kafka-console-producer --bootstrap-server localhost:9092 --topic users --property "key.separator=-" --property "parse.key=true"</text:p>
      <text:p text:style-name="P4"/>
      <text:p text:style-name="P6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8">Instantiate a Console Producer with a key</text:p>
      <text:p text:style-name="P21">docker-compose exec broker kafka-console-consumer --bootstrap-server localhost:9092 --topic users --property "key.separator=-" --property="print.key=true"</text:p>
      <text:p text:style-name="P21"/>
      <text:p text:style-name="P21"/>
      <text:p text:style-name="P21"/>
      <text:p text:style-name="P21"/>
      <text:p text:style-name="P21"/>
      <text:p text:style-name="P21"/>
      <text:h text:style-name="P15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1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3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Click in the Generate button</text:p>
      <text:p text:style-name="P23"/>
      <text:p text:style-name="P34">Extracted the Zip file and import into the Intellij</text:p>
      <text:p text:style-name="P23"/>
      <text:p text:style-name="P23"/>
      <text:p text:style-name="P23"><draw:frame draw:style-name="fr2" draw:name="Image3" text:anchor-type="char" svg:x="0.374cm" svg:y="0.427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18" text:outline-level="2">Create the LibraryEvent <text:span text:style-name="T4">and Book classes</text:span></text:h>
      <text:p text:style-name="P24"><draw:frame draw:style-name="fr2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25"/>
      <text:p text:style-name="P25"/>
      <text:p text:style-name="P25"/>
      <text:p text:style-name="P35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26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>Create the Producer API</text:p>
      <text:p text:style-name="P27"><draw:frame draw:style-name="fr1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28"/>
      <text:h text:style-name="P18" text:outline-level="2"><text:span text:style-name="T5">Setup</text:span> Postman</text:h>
      <text:p text:style-name="P29">Create a new collection LibraryMicroservice App</text:p>
      <text:p text:style-name="P29">Create a new folder Fase 1</text:p>
      <text:p text:style-name="P29">Create a new folder inside of Fase 1 called Library Events</text:p>
      <text:p text:style-name="P29">Create a new environment file library-env</text:p>
      <text:p text:style-name="P30">Create a new Request librarryEventAPI</text:p>
      <text:p text:style-name="Standard">Change the service to POST</text:p>
      <text:p text:style-name="Standard">this is the url http://localhost:8080/v1/libraryevent</text:p>
      <text:p text:style-name="P32"/>
      <text:p text:style-name="Standard">Paste the json file in the body section</text:p>
      <text:p text:style-name="Standard"><draw:frame draw:style-name="fr2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31">Add in the headers</text:p>
      <text:p text:style-name="P31"><draw:frame draw:style-name="fr1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31">Content-Type application/json</text:p>
      <text:p text:style-name="P28"/>
      <text:p text:style-name="P28"/>
      <text:p text:style-name="P28"/>
      <text:p text:style-name="P28"/>
      <text:p text:style-name="P28"/>
      <text:p text:style-name="P28"/>
      <text:p text:style-name="Standard"><text:soft-page-break/></text:p>
      <text:p text:style-name="P33">Click in the send button to see results and it should be 201</text:p>
      <text:p text:style-name="P33"><draw:frame draw:style-name="fr1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33"/>
      <text:p text:style-name="P33">Click in the save button to record the endpoint in postman</text:p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4-21T15:57:44.806350872</dc:date>
    <meta:editing-duration>P7DT13H40M25S</meta:editing-duration>
    <meta:editing-cycles>12</meta:editing-cycles>
    <meta:generator>LibreOffice/7.0.5.2$Linux_X86_64 LibreOffice_project/00$Build-2</meta:generator>
    <meta:document-statistic meta:table-count="0" meta:image-count="11" meta:object-count="0" meta:page-count="11" meta:paragraph-count="84" meta:word-count="506" meta:character-count="4677" meta:non-whitespace-character-count="4236"/>
  </office:meta>
</office:document-meta>
</file>